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ingFang SC Regular" svg:font-family="'PingFang SC Regular'" style:font-family-generic="roman" style:font-pitch="variable"/>
    <style:font-face style:name="PingFang SC Regular1" svg:font-family="'PingFang SC Regula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Roman" svg:font-family="'Times Roman'" style:font-family-generic="roman"/>
    <style:font-face style:name="微软雅黑" svg:font-family="微软雅黑" style:font-family-generic="roman" style:font-pitch="variable"/>
    <style:font-face style:name="微软雅黑1" svg:font-family="微软雅黑" style:font-family-generic="system" style:font-pitch="variable"/>
  </office:font-face-decls>
  <office:automatic-styles>
    <style:style style:name="P1" style:family="paragraph" style:parent-style-name="Header">
      <style:paragraph-properties fo:text-align="center" style:justify-single-word="false">
        <style:tab-stops>
          <style:tab-stop style:position="2.8839in" style:type="center"/>
          <style:tab-stop style:position="5.75in" style:type="right"/>
        </style:tab-stops>
      </style:paragraph-properties>
    </style:style>
    <style:style style:name="P2" style:family="paragraph" style:parent-style-name="页眉与页脚">
      <style:paragraph-properties style:writing-mode="lr-tb"/>
    </style:style>
    <style:style style:name="P3" style:family="paragraph" style:parent-style-name="Standard">
      <style:text-properties fo:color="#ff0000" loext:opacity="100%" style:text-outline="false" style:font-name="微软雅黑" fo:font-size="9pt" style:text-underline-style="none" fo:background-color="#ffff00" style:font-name-asian="微软雅黑1" style:font-size-asian="9pt" style:font-name-complex="微软雅黑1" style:font-size-complex="9pt"/>
    </style:style>
    <style:style style:name="P4" style:family="paragraph" style:parent-style-name="Standard">
      <style:text-properties style:font-name="微软雅黑" fo:font-size="9pt" style:font-name-asian="微软雅黑1" style:font-size-asian="9pt" style:font-name-complex="微软雅黑1" style:font-size-complex="9pt"/>
    </style:style>
    <style:style style:name="P5" style:family="paragraph" style:parent-style-name="Standard">
      <style:paragraph-properties>
        <style:tab-stops>
          <style:tab-stop style:position="5.0835in"/>
        </style:tab-stops>
      </style:paragraph-properties>
      <style:text-properties style:font-name="微软雅黑" fo:font-size="9pt" style:font-name-asian="微软雅黑1" style:font-size-asian="9pt" style:font-name-complex="微软雅黑1" style:font-size-complex="9pt"/>
    </style:style>
    <style:style style:name="P6" style:family="paragraph" style:parent-style-name="Standard">
      <style:text-properties style:font-name="微软雅黑" fo:font-size="9pt" style:text-underline-style="solid" style:text-underline-width="auto" style:text-underline-color="#000000" fo:font-weight="bold" style:font-name-asian="微软雅黑1" style:font-size-asian="9pt" style:font-weight-asian="bold" style:font-name-complex="微软雅黑1" style:font-size-complex="9pt"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2.2728in" fo:margin-top="0.0028in" fo:margin-bottom="0in" style:contextual-spacing="false" fo:line-height="108%" fo:text-indent="0in" style:auto-text-indent="false"/>
    </style:style>
    <style:style style:name="P9"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style>
    <style:style style:name="P10"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style:text-underline-style="solid" style:text-underline-width="auto" style:text-underline-color="#000000"/>
    </style:style>
    <style:style style:name="P11" style:family="paragraph" style:parent-style-name="Standard">
      <style:paragraph-properties fo:text-align="center" style:justify-single-word="false">
        <style:tab-stops>
          <style:tab-stop style:position="1.9791in"/>
        </style:tab-stops>
      </style:paragraph-properties>
      <style:text-properties fo:color="#111111" loext:opacity="100%" style:text-outline="false" style:font-name="微软雅黑" fo:font-size="11pt" fo:language="en" fo:country="US" style:text-underline-style="none" fo:background-color="#ffffff" style:font-name-asian="微软雅黑1" style:font-size-asian="11pt" style:font-name-complex="微软雅黑1" style:font-size-complex="11pt"/>
    </style:style>
    <style:style style:name="P12" style:family="paragraph" style:parent-style-name="Standard" style:list-style-name="WWNum2">
      <style:paragraph-properties fo:margin-left="0.0984in" fo:margin-right="0in" fo:margin-top="0in" fo:margin-bottom="0in" style:contextual-spacing="false" fo:text-align="justify" style:justify-single-word="false" fo:text-indent="-0.0984in" style:auto-text-indent="false" style:writing-mode="lr-tb"/>
      <style:text-properties officeooo:paragraph-rsid="0006c53a"/>
    </style:style>
    <style:style style:name="P13" style:family="paragraph" style:parent-style-name="Standard" style:list-style-name="WWNum2">
      <style:paragraph-properties fo:margin-left="0.0984in" fo:margin-right="0in" fo:margin-top="0in" fo:margin-bottom="0in" style:contextual-spacing="false" fo:text-align="justify" style:justify-single-word="false" fo:text-indent="-0.0984in" style:auto-text-indent="false" style:writing-mode="lr-tb"/>
    </style:style>
    <style:style style:name="P14" style:family="paragraph" style:parent-style-name="Standard" style:list-style-name="WWNum2">
      <style:paragraph-properties fo:margin-left="0.0984in" fo:margin-right="0in" fo:margin-top="0in" fo:margin-bottom="0in" style:contextual-spacing="false" fo:text-align="justify" style:justify-single-word="false" fo:text-indent="-0.0984in" style:auto-text-indent="false" style:writing-mode="lr-tb"/>
      <style:text-properties officeooo:paragraph-rsid="000c4996"/>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break-before="page"/>
    </style:style>
    <style:style style:name="P18" style:family="paragraph" style:parent-style-name="Text_20_body" style:list-style-name="WWNum2">
      <style:paragraph-properties fo:margin-left="0.0984in" fo:margin-right="0in" fo:margin-top="0in" fo:margin-bottom="0in" style:contextual-spacing="false" fo:text-align="justify" style:justify-single-word="false" fo:text-indent="-0.0984in" style:auto-text-indent="false" style:writing-mode="lr-tb"/>
      <style:text-properties officeooo:paragraph-rsid="000cd262"/>
    </style:style>
    <style:style style:name="P19" style:family="paragraph" style:parent-style-name="Text_20_body" style:list-style-name="WWNum2">
      <style:paragraph-properties fo:margin-left="0.0984in" fo:margin-right="0in" fo:margin-top="0in" fo:margin-bottom="0in" style:contextual-spacing="false" fo:text-align="justify" style:justify-single-word="false" fo:text-indent="-0.0984in" style:auto-text-indent="false" style:writing-mode="lr-tb"/>
      <style:text-properties fo:font-size="11pt" officeooo:paragraph-rsid="000cd262" style:font-size-asian="11pt" style:font-size-complex="11pt"/>
    </style:style>
    <style:style style:name="P20"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0cd262" style:font-size-asian="11pt" style:font-size-complex="11pt"/>
    </style:style>
    <style:style style:name="P21"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0e358a" style:font-size-asian="11pt" style:font-size-complex="11pt"/>
    </style:style>
    <style:style style:name="P22"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0f7859" style:font-size-asian="11pt" style:font-size-complex="11pt"/>
    </style:style>
    <style:style style:name="P23"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1053ca" style:font-size-asian="11pt" style:font-size-complex="11pt"/>
    </style:style>
    <style:style style:name="P24"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12f2dc" style:font-size-asian="11pt" style:font-size-complex="11pt"/>
    </style:style>
    <style:style style:name="P25"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fo:font-size="11pt" officeooo:paragraph-rsid="00144e7b" style:font-size-asian="11pt" style:font-size-complex="11pt"/>
    </style:style>
    <style:style style:name="P26"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0cd262"/>
    </style:style>
    <style:style style:name="P27"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0e358a"/>
    </style:style>
    <style:style style:name="P28"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0f7859"/>
    </style:style>
    <style:style style:name="P29"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053ca"/>
    </style:style>
    <style:style style:name="P30"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146da"/>
    </style:style>
    <style:style style:name="P31"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2f2dc"/>
    </style:style>
    <style:style style:name="P32" style:family="paragraph" style:parent-style-name="Text_20_body" style:list-style-name="WWNum3">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35dcd"/>
    </style:style>
    <style:style style:name="P33" style:family="paragraph" style:parent-style-name="Text_20_body">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053ca"/>
    </style:style>
    <style:style style:name="P34" style:family="paragraph" style:parent-style-name="Text_20_body">
      <style:paragraph-properties fo:margin-left="0.0984in" fo:margin-right="0in" fo:margin-top="0in" fo:margin-bottom="0in" style:contextual-spacing="false" fo:text-align="start" style:justify-single-word="false" fo:text-indent="-0.0984in" style:auto-text-indent="false" style:writing-mode="lr-tb"/>
      <style:text-properties officeooo:paragraph-rsid="001146da"/>
    </style:style>
    <style:style style:name="P35" style:family="paragraph" style:parent-style-name="默认">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officeooo:paragraph-rsid="000dcf58"/>
    </style:style>
    <style:style style:name="P36"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fo:font-size="11pt" style:font-size-asian="11pt" style:font-size-complex="11pt"/>
    </style:style>
    <style:style style:name="P37"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style>
    <style:style style:name="P38"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officeooo:paragraph-rsid="000e358a"/>
    </style:style>
    <style:style style:name="P39"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officeooo:paragraph-rsid="000f7859"/>
    </style:style>
    <style:style style:name="P40" style:family="paragraph" style:parent-style-name="默认">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165in"/>
        </style:tab-stops>
      </style:paragraph-properties>
      <style:text-properties officeooo:paragraph-rsid="00135dcd"/>
    </style:style>
    <style:style style:name="P41" style:family="paragraph" style:parent-style-name="默认">
      <style:text-properties officeooo:paragraph-rsid="000e358a"/>
    </style:style>
    <style:style style:name="P42" style:family="paragraph">
      <loext:graphic-properties draw:fill="none"/>
      <style:paragraph-properties fo:text-align="start"/>
      <style:text-properties fo:font-size="18pt"/>
    </style:style>
    <style:style style:name="T1" style:family="text">
      <style:text-properties fo:font-variant="normal" fo:text-transform="none" fo:color="#ff0000" loext:opacity="100%" style:text-outline="false" style:text-line-through-style="none" style:text-line-through-type="none" style:text-position="0% 100%" style:font-name="Arial" fo:font-size="26pt" fo:letter-spacing="normal" fo:language="en" fo:country="US" fo:font-style="normal" style:text-underline-style="none" fo:font-weight="bold" officeooo:rsid="00084590" style:letter-kerning="true" fo:background-color="transparent" loext:char-shading-value="0" style:font-name-asian="Arial Unicode MS1" style:font-size-asian="26pt" style:font-style-asian="normal" style:font-weight-asian="bold" style:font-name-complex="Arial Unicode MS1" style:font-size-complex="26pt" style:font-style-complex="normal" style:font-weight-complex="bold"/>
    </style:style>
    <style:style style:name="T2" style:family="text">
      <style:text-properties fo:font-variant="normal" fo:text-transform="none" fo:color="#ff0000" loext:opacity="100%" style:text-outline="false" style:text-line-through-style="none" style:text-line-through-type="none" style:text-position="0% 100%" style:font-name="Arial" fo:font-size="26pt" fo:letter-spacing="normal" fo:language="en" fo:country="US" fo:font-style="normal" style:text-underline-style="none" fo:font-weight="bold" officeooo:rsid="0003bbd0" style:letter-kerning="true" fo:background-color="transparent" loext:char-shading-value="0" style:font-name-asian="Arial Unicode MS1" style:font-size-asian="26pt" style:font-style-asian="normal" style:font-weight-asian="bold" style:font-name-complex="Arial Unicode MS1" style:font-size-complex="26pt" style:font-style-complex="normal" style:font-weight-complex="bold"/>
    </style:style>
    <style:style style:name="T3" style:family="text">
      <style:text-properties fo:font-variant="normal" fo:text-transform="none" fo:color="#111111" loext:opacity="100%" style:text-outline="false" style:text-line-through-style="none" style:text-line-through-type="none" style:text-position="0% 100%" style:font-name="微软雅黑" fo:font-size="11pt" fo:letter-spacing="normal" fo:language="zh" fo:country="TW" fo:font-style="normal" style:text-underline-style="none" fo:font-weight="normal" style:letter-kerning="true" fo:background-color="#ffffff" loext:char-shading-value="0" style:font-name-asian="微软雅黑1" style:font-size-asian="11pt" style:language-asian="zh" style:country-asian="TW" style:font-style-asian="normal" style:font-weight-asian="normal" style:font-name-complex="微软雅黑1" style:font-size-complex="11pt" style:font-style-complex="normal" style:font-weight-complex="normal"/>
    </style:style>
    <style:style style:name="T4" style:family="text">
      <style:text-properties fo:font-variant="normal" fo:text-transform="none" fo:color="#111111" loext:opacity="100%" style:text-outline="false" style:text-line-through-style="none" style:text-line-through-type="none" style:text-position="0% 100%" style:font-name="微软雅黑" fo:font-size="11pt" fo:letter-spacing="normal" fo:language="en" fo:country="US" fo:font-style="normal" style:text-underline-style="none" fo:font-weight="normal" officeooo:rsid="0003bbd0" style:letter-kerning="true" fo:background-color="#ffffff" loext:char-shading-value="0" style:font-name-asian="微软雅黑1" style:font-size-asian="11pt" style:font-style-asian="normal" style:font-weight-asian="normal" style:font-name-complex="微软雅黑1" style:font-size-complex="11pt" style:font-style-complex="normal" style:font-weight-complex="normal"/>
    </style:style>
    <style:style style:name="T5" style:family="text">
      <style:text-properties fo:font-variant="normal" fo:text-transform="none" fo:color="#111111" loext:opacity="100%" style:text-outline="false" style:text-line-through-style="none" style:text-line-through-type="none" style:text-position="0% 100%" style:font-name="微软雅黑" fo:font-size="11pt" fo:letter-spacing="normal" fo:language="en" fo:country="US" fo:font-style="normal" style:text-underline-style="none" fo:font-weight="normal" officeooo:rsid="000a77ea" style:letter-kerning="true" fo:background-color="#ffffff" loext:char-shading-value="0" style:font-name-asian="微软雅黑1" style:font-size-asian="11pt" style:font-style-asian="normal" style:font-weight-asian="normal" style:font-name-complex="微软雅黑1" style:font-size-complex="11pt" style:font-style-complex="normal" style:font-weight-complex="normal"/>
    </style:style>
    <style:style style:name="T6" style:family="text">
      <style:text-properties style:font-name="微软雅黑" fo:font-size="11pt" style:font-name-asian="微软雅黑1" style:font-size-asian="11pt" style:font-name-complex="微软雅黑1" style:font-size-complex="11pt"/>
    </style:style>
    <style:style style:name="T7" style:family="text">
      <style:text-properties style:font-name="微软雅黑" fo:font-size="11pt" style:text-underline-style="solid" style:text-underline-width="auto" style:text-underline-color="#000000" fo:font-weight="bold" style:font-name-asian="微软雅黑1" style:font-size-asian="11pt" style:font-weight-asian="bold" style:font-name-complex="微软雅黑1" style:font-size-complex="11pt" style:font-weight-complex="bold"/>
    </style:style>
    <style:style style:name="T8" style:family="text">
      <style:text-properties style:font-name="微软雅黑" fo:font-size="11pt" style:text-underline-style="none" fo:font-weight="bold" style:font-name-asian="微软雅黑1" style:font-size-asian="11pt" style:font-weight-asian="bold" style:font-name-complex="微软雅黑1" style:font-size-complex="11pt" style:font-weight-complex="bold"/>
    </style:style>
    <style:style style:name="T9" style:family="text">
      <style:text-properties style:font-name="微软雅黑" fo:font-size="12pt" fo:language="en" fo:country="US" style:text-underline-style="none" fo:font-weight="bold" style:font-name-asian="微软雅黑1" style:font-size-asian="12pt" style:font-weight-asian="bold" style:font-name-complex="微软雅黑1" style:font-size-complex="12pt" style:font-weight-complex="bold"/>
    </style:style>
    <style:style style:name="T10" style:family="text">
      <style:text-properties style:font-name="微软雅黑" fo:font-size="12pt" fo:language="en" fo:country="US" style:text-underline-style="none" fo:font-weight="bold" style:font-name-asian="微软雅黑1" style:font-size-asian="12pt" style:font-weight-asian="bold" style:font-name-complex="微软雅黑1" style:font-size-complex="12pt" style:font-weight-complex="bold"/>
    </style:style>
    <style:style style:name="T11" style:family="text">
      <style:text-properties fo:color="#111111" loext:opacity="100%" style:text-outline="false" style:font-name="微软雅黑" fo:language="en" fo:country="US" style:text-underline-style="none" fo:background-color="#ffffff" loext:char-shading-value="0" style:font-name-asian="微软雅黑1" style:font-name-complex="微软雅黑1"/>
    </style:style>
    <style:style style:name="T12" style:family="text">
      <style:text-properties fo:color="#111111" loext:opacity="100%" style:text-outline="false" style:font-name="微软雅黑" fo:language="zh" fo:country="CN" style:text-underline-style="none" fo:background-color="#ffffff" loext:char-shading-value="0" style:font-name-asian="微软雅黑1" style:language-asian="zh" style:country-asian="CN" style:font-name-complex="微软雅黑1"/>
    </style:style>
    <style:style style:name="T13" style:family="text">
      <style:text-properties fo:color="#111111" loext:opacity="100%" style:text-outline="false" style:font-name="微软雅黑" fo:language="zh" fo:country="TW" style:text-underline-style="none" fo:background-color="#ffffff" loext:char-shading-value="0" style:font-name-asian="微软雅黑1" style:language-asian="zh" style:country-asian="TW" style:font-name-complex="微软雅黑1"/>
    </style:style>
    <style:style style:name="T14" style:family="text">
      <style:text-properties fo:color="#111111" loext:opacity="100%" style:text-outline="false" style:font-name="微软雅黑" fo:font-size="11pt" fo:language="zh" fo:country="TW" style:text-underline-style="none" fo:background-color="#ffffff" loext:char-shading-value="0" style:font-name-asian="微软雅黑1" style:font-size-asian="11pt" style:language-asian="zh" style:country-asian="TW" style:font-name-complex="微软雅黑1" style:font-size-complex="11pt"/>
    </style:style>
    <style:style style:name="T15" style:family="text">
      <style:text-properties fo:color="#111111" loext:opacity="100%" style:text-outline="false" style:font-name="微软雅黑" fo:font-size="11pt" fo:language="en" fo:country="US" style:text-underline-style="none" fo:background-color="#ffffff" loext:char-shading-value="0" style:font-name-asian="微软雅黑1" style:font-size-asian="11pt" style:font-name-complex="微软雅黑1" style:font-size-complex="11pt"/>
    </style:style>
    <style:style style:name="T16" style:family="text">
      <style:text-properties fo:color="#111111" loext:opacity="100%" style:text-outline="false" fo:font-size="11pt" fo:language="en" fo:country="US" style:text-underline-style="none" fo:background-color="#ffffff" loext:char-shading-value="0" style:font-size-asian="11pt" style:font-size-complex="11pt"/>
    </style:style>
    <style:style style:name="T17" style:family="text">
      <style:text-properties fo:color="#111111" loext:opacity="100%" style:text-outline="false" fo:font-size="11pt" fo:language="en" fo:country="US" style:text-underline-style="none" style:letter-kerning="true" fo:background-color="#ffffff" loext:char-shading-value="0" style:font-size-asian="11pt" style:font-size-complex="11pt"/>
    </style:style>
    <style:style style:name="T18" style:family="text">
      <style:text-properties fo:color="#111111" loext:opacity="100%" style:text-outline="false" fo:font-size="11pt" fo:language="zh" fo:country="CN" style:text-underline-style="none" fo:background-color="#ffffff" loext:char-shading-value="0" style:font-size-asian="11pt" style:language-asian="zh" style:country-asian="CN" style:font-size-complex="11pt"/>
    </style:style>
    <style:style style:name="T19" style:family="text">
      <style:text-properties fo:color="#111111" loext:opacity="100%" style:text-outline="false" fo:font-size="11pt" fo:language="zh" fo:country="CN" style:text-underline-style="none" style:letter-kerning="true" fo:background-color="#ffffff" loext:char-shading-value="0" style:font-size-asian="11pt" style:language-asian="zh" style:country-asian="CN" style:font-size-complex="11pt"/>
    </style:style>
    <style:style style:name="T20" style:family="text">
      <style:text-properties fo:color="#111111" loext:opacity="100%" style:text-outline="false" fo:font-size="11pt" style:text-underline-style="none" style:letter-kerning="true" fo:background-color="#ffffff" loext:char-shading-value="0" style:font-size-asian="11pt" style:font-size-complex="11pt"/>
    </style:style>
    <style:style style:name="T21" style:family="text">
      <style:text-properties fo:language="en" fo:country="US"/>
    </style:style>
    <style:style style:name="T22" style:family="text">
      <style:text-properties fo:color="#ff0000" loext:opacity="100%" style:text-outline="false" style:font-name="微软雅黑" fo:font-size="11pt" style:text-underline-style="none" fo:background-color="#ffff00" loext:char-shading-value="0" style:font-name-asian="微软雅黑1" style:font-size-asian="11pt" style:font-name-complex="微软雅黑1" style:font-size-complex="11pt"/>
    </style:style>
    <style:style style:name="T23" style:family="text">
      <style:text-properties style:font-name="Arial Unicode MS" fo:language="en" fo:country="US" officeooo:rsid="00073c17"/>
    </style:style>
    <style:style style:name="T24" style:family="text">
      <style:text-properties style:font-name="Arial Unicode MS" fo:font-size="11pt" fo:language="en" fo:country="US" style:font-size-asian="11pt" style:font-size-complex="11pt"/>
    </style:style>
    <style:style style:name="T25" style:family="text">
      <style:text-properties style:font-name="Arial Unicode MS" fo:font-size="11pt" fo:language="en" fo:country="US" officeooo:rsid="00054468" style:font-size-asian="11pt" style:font-size-complex="11pt"/>
    </style:style>
    <style:style style:name="T26" style:family="text">
      <style:text-properties style:font-name="Arial Unicode MS" fo:font-size="11pt" fo:language="en" fo:country="US" officeooo:rsid="00073c17" style:font-size-asian="11pt" style:font-size-complex="11pt"/>
    </style:style>
    <style:style style:name="T27" style:family="text">
      <style:text-properties fo:font-size="11pt" style:font-size-asian="11pt" style:font-size-complex="11pt"/>
    </style:style>
    <style:style style:name="T28" style:family="text">
      <style:text-properties fo:font-size="11pt" officeooo:rsid="0011760c" style:font-size-asian="11pt" style:font-size-complex="11pt"/>
    </style:style>
    <style:style style:name="T29" style:family="text">
      <style:text-properties fo:font-size="11pt" officeooo:rsid="00144e7b" style:font-size-asian="11pt" style:font-size-complex="11pt"/>
    </style:style>
    <style:style style:name="T30" style:family="text">
      <style:text-properties fo:font-size="11pt" fo:language="en" fo:country="US" style:font-size-asian="11pt" style:font-size-complex="11pt"/>
    </style:style>
    <style:style style:name="T31" style:family="text">
      <style:text-properties fo:font-size="11pt" fo:language="en" fo:country="US" officeooo:rsid="000cd262" style:font-size-asian="11pt" style:font-size-complex="11pt"/>
    </style:style>
    <style:style style:name="T32" style:family="text">
      <style:text-properties fo:font-size="11pt" fo:language="en" fo:country="US" officeooo:rsid="0007c98a" style:font-size-asian="11pt" style:font-size-complex="11pt"/>
    </style:style>
    <style:style style:name="T33" style:family="text">
      <style:text-properties fo:font-size="11pt" fo:language="en" fo:country="US" officeooo:rsid="001395ec" style:font-size-asian="11pt" style:font-size-complex="11pt"/>
    </style:style>
    <style:style style:name="T34" style:family="text">
      <style:text-properties fo:font-size="11pt" fo:language="en" fo:country="US" style:text-underline-style="solid" style:text-underline-width="auto" style:text-underline-color="#000000" style:font-size-asian="11pt" style:font-size-complex="11pt"/>
    </style:style>
    <style:style style:name="T35" style:family="text">
      <style:text-properties fo:font-size="11pt" fo:language="en" fo:country="US" style:text-underline-style="none" fo:font-weight="bold" style:font-size-asian="11pt" style:font-weight-asian="bold" style:font-size-complex="11pt" style:font-weight-complex="bold"/>
    </style:style>
    <style:style style:name="T36" style:family="text">
      <style:text-properties fo:font-size="11pt" fo:language="en" fo:country="US" style:text-underline-style="none" fo:font-weight="bold" officeooo:rsid="000e358a" style:font-size-asian="11pt" style:font-weight-asian="bold" style:font-size-complex="11pt" style:font-weight-complex="bold"/>
    </style:style>
    <style:style style:name="T37" style:family="text">
      <style:text-properties fo:font-size="11pt" fo:language="en" fo:country="US" style:text-underline-style="none" fo:font-weight="bold" officeooo:rsid="0012f2dc" style:font-size-asian="11pt" style:font-weight-asian="bold" style:font-size-complex="11pt" style:font-weight-complex="bold"/>
    </style:style>
    <style:style style:name="T38" style:family="text">
      <style:text-properties fo:font-size="11pt" fo:language="en" fo:country="US" style:text-underline-style="none" fo:font-weight="normal" style:font-size-asian="11pt" style:font-weight-asian="normal" style:font-size-complex="11pt" style:font-weight-complex="normal"/>
    </style:style>
    <style:style style:name="T39" style:family="text">
      <style:text-properties fo:font-size="11pt" fo:language="en" fo:country="US" style:text-underline-style="none" fo:font-weight="normal" officeooo:rsid="000cd262" style:font-size-asian="11pt" style:font-weight-asian="normal" style:font-size-complex="11pt" style:font-weight-complex="normal"/>
    </style:style>
    <style:style style:name="T40" style:family="text">
      <style:text-properties fo:font-size="11pt" fo:language="en" fo:country="US" style:text-underline-style="none" fo:font-weight="normal" officeooo:rsid="00073c17" style:font-size-asian="11pt" style:font-weight-asian="normal" style:font-size-complex="11pt" style:font-weight-complex="normal"/>
    </style:style>
    <style:style style:name="T41" style:family="text">
      <style:text-properties fo:font-size="11pt" fo:language="en" fo:country="US" style:text-underline-style="none" style:font-size-asian="11pt" style:font-size-complex="11pt"/>
    </style:style>
    <style:style style:name="T42" style:family="text">
      <style:text-properties fo:font-size="11pt" fo:language="en" fo:country="US" style:text-underline-style="none" officeooo:rsid="000e358a" style:font-size-asian="11pt" style:font-size-complex="11pt"/>
    </style:style>
    <style:style style:name="T43" style:family="text">
      <style:text-properties fo:font-size="11pt" fo:language="en" fo:country="US" style:text-underline-style="none" officeooo:rsid="000f7859" style:font-size-asian="11pt" style:font-size-complex="11pt"/>
    </style:style>
    <style:style style:name="T44" style:family="text">
      <style:text-properties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45" style:family="text">
      <style:text-properties fo:font-size="11pt" fo:language="en" fo:country="US" fo:font-style="normal" style:text-underline-style="none" fo:font-weight="bold" officeooo:rsid="00084590" style:font-size-asian="11pt" style:font-style-asian="normal" style:font-weight-asian="bold" style:font-size-complex="11pt" style:font-style-complex="normal" style:font-weight-complex="bold"/>
    </style:style>
    <style:style style:name="T46" style:family="text">
      <style:text-properties fo:font-size="11pt" fo:language="it" fo:country="IT" style:font-size-asian="11pt" style:font-size-complex="11pt"/>
    </style:style>
    <style:style style:name="T47" style:family="text">
      <style:text-properties fo:font-size="11pt" fo:language="it" fo:country="IT" officeooo:rsid="000cd262" style:font-size-asian="11pt" style:font-size-complex="11pt"/>
    </style:style>
    <style:style style:name="T48" style:family="text">
      <style:text-properties fo:font-size="11pt" fo:language="it" fo:country="IT" style:text-underline-style="none" fo:font-weight="bold" style:font-size-asian="11pt" style:font-weight-asian="bold" style:font-size-complex="11pt" style:font-weight-complex="bold"/>
    </style:style>
    <style:style style:name="T49" style:family="text">
      <style:text-properties fo:font-size="11pt" fo:language="it" fo:country="IT" style:text-underline-style="none" fo:font-weight="normal" style:font-size-asian="11pt" style:font-weight-asian="normal" style:font-size-complex="11pt" style:font-weight-complex="normal"/>
    </style:style>
    <style:style style:name="T50" style:family="text">
      <style:text-properties fo:font-size="11pt" fo:language="it" fo:country="IT" style:text-underline-style="none" style:font-size-asian="11pt" style:font-size-complex="11pt"/>
    </style:style>
    <style:style style:name="T51" style:family="text">
      <style:text-properties fo:font-size="11pt" fo:language="it" fo:country="IT" style:text-underline-style="none" officeooo:rsid="000e358a" style:font-size-asian="11pt" style:font-size-complex="11pt"/>
    </style:style>
    <style:style style:name="T52" style:family="text">
      <style:text-properties fo:font-size="11pt" fo:language="it" fo:country="IT" fo:font-style="normal" style:text-underline-style="none" fo:font-weight="bold" style:font-size-asian="11pt" style:font-style-asian="normal" style:font-weight-asian="bold" style:font-size-complex="11pt" style:font-style-complex="normal" style:font-weight-complex="bold"/>
    </style:style>
    <style:style style:name="T53" style:family="text">
      <style:text-properties fo:font-size="11pt" fo:language="de" fo:country="DE" style:font-size-asian="11pt" style:font-size-complex="11pt"/>
    </style:style>
    <style:style style:name="T54" style:family="text">
      <style:text-properties fo:font-size="11pt" fo:language="de" fo:country="DE" officeooo:rsid="000cd262" style:font-size-asian="11pt" style:font-size-complex="11pt"/>
    </style:style>
    <style:style style:name="T55" style:family="text">
      <style:text-properties fo:font-size="11pt" fo:language="de" fo:country="DE" style:text-underline-style="none" style:font-size-asian="11pt" style:font-size-complex="11pt"/>
    </style:style>
    <style:style style:name="T56" style:family="text">
      <style:text-properties fo:font-size="11pt" fo:language="de" fo:country="DE" style:text-underline-style="none" officeooo:rsid="000e358a" style:font-size-asian="11pt" style:font-size-complex="11pt"/>
    </style:style>
    <style:style style:name="T57" style:family="text">
      <style:text-properties fo:font-size="11pt" fo:language="de" fo:country="DE" style:text-underline-style="none" officeooo:rsid="000f7859" style:font-size-asian="11pt" style:font-size-complex="11pt"/>
    </style:style>
    <style:style style:name="T58" style:family="text">
      <style:text-properties fo:font-size="11pt" style:text-underline-style="solid" style:text-underline-width="auto" style:text-underline-color="#000000" style:font-size-asian="11pt" style:font-size-complex="11pt"/>
    </style:style>
    <style:style style:name="T59" style:family="text">
      <style:text-properties officeooo:rsid="000f7859"/>
    </style:style>
    <style:style style:name="T60" style:family="text">
      <style:text-properties officeooo:rsid="001395ec"/>
    </style:style>
    <style:style style:name="T61" style:family="text">
      <style:text-properties officeooo:rsid="00144e7b"/>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5"><text:span text:style-name="T11">Gender</text:span><text:span text:style-name="T12">：</text:span><text:span text:style-name="T13"><text:tab/></text:span><text:span text:style-name="T11">male</text:span></text:p>
      <text:p text:style-name="P7"><text:span text:style-name="T16">Email</text:span><text:span text:style-name="T18">：</text:span><text:span text:style-name="T16"> <text:tab/></text:span><text:a xlink:type="simple" xlink:href="mailto:asterix314@163.com" text:style-name="Hyperlink.0" text:visited-style-name="Hyperlink.0"><text:span text:style-name="Hyperlink.0"><text:span text:style-name="T30">asterix314@163.com</text:span></text:span></text:a></text:p>
      <text:p text:style-name="P8"><text:span text:style-name="无"><text:span text:style-name="T17">Phone</text:span></text:span><text:span text:style-name="无"><text:span text:style-name="T19">：</text:span></text:span><text:span text:style-name="无"><text:span text:style-name="T20"><text:tab/>13811945582</text:span></text:span></text:p>
      <text:p text:style-name="Standard"><text:span text:style-name="无"><text:span text:style-name="T3">Born</text:span></text:span><text:span text:style-name="无"><text:span text:style-name="T14">：</text:span></text:span><text:span text:style-name="无"><text:span text:style-name="T15"><text:tab/><text:tab/></text:span></text:span><text:span text:style-name="无"><text:span text:style-name="T4">Oct </text:span></text:span><text:span text:style-name="无"><text:span text:style-name="T5">1980</text:span></text:span></text:p>
      <text:p text:style-name="Standard"><text:span text:style-name="无"><text:span text:style-name="T15">Location</text:span></text:span><text:span text:style-name="无"><text:span text:style-name="T14">：</text:span></text:span><text:span text:style-name="无"><text:span text:style-name="T15"><text:tab/>Beijing</text:span></text:span></text:p>
      <text:p text:style-name="P3"><text:span text:style-name="无"><text:span text:style-name="T22"/></text:span></text:p>
      <text:p text:style-name="P16"><text:span text:style-name="无"><text:span text:style-name="T9">Skill Summary</text:span></text:span></text:p>
      <text:p text:style-name="Standard"><text:span text:style-name="无"><text:span text:style-name="T24"/></text:span></text:p>
      <text:list xml:id="list1347234510" text:style-name="WWNum2">
        <text:list-item>
          <text:p text:style-name="P14"><text:span text:style-name="无"><text:span text:style-name="T24">Proficient in data modeling and analysis, with a strong grasp of statistics, machine learning, and computer algorithms.</text:span></text:span></text:p>
        </text:list-item>
        <text:list-item>
          <text:p text:style-name="P12"><text:span text:style-name="无"><text:span text:style-name="T25">Experienced in modern big data systems and architectures, including performance tuning.</text:span></text:span></text:p>
        </text:list-item>
        <text:list-item>
          <text:p text:style-name="P18"><text:span text:style-name="无"><text:span text:style-name="T26">Proven leadership and management skills in directing small data analysis teams. </text:span></text:span></text:p>
        </text:list-item>
        <text:list-item>
          <text:p text:style-name="P19">Understanding of financial accounting principles.</text:p>
        </text:list-item>
        <text:list-item>
          <text:p text:style-name="P13"><text:span text:style-name="无"><text:span text:style-name="T24">Fluent English.</text:span></text:span></text:p>
        </text:list-item>
      </text:list>
      <text:p text:style-name="P5"><text:span text:style-name="无"><text:span text:style-name="T6"/></text:span></text:p>
      <text:p text:style-name="P16"><text:span text:style-name="无"><text:span text:style-name="T9">Education</text:span></text:span></text:p>
      <text:p text:style-name="P6"><text:span text:style-name="无"><text:span text:style-name="T8"/></text:span></text:p>
      <text:p text:style-name="P38"><text:span text:style-name="无"><text:span text:style-name="T30">Master </text:span></text:span><text:span text:style-name="无"><text:span text:style-name="T31">of</text:span></text:span><text:span text:style-name="无"><text:span text:style-name="T53"> Computer Science </text:span></text:span><text:span text:style-name="无"><text:span text:style-name="T54">and Technology, </text:span></text:span><text:span text:style-name="无"><text:span text:style-name="T46">Tsinghua University</text:span></text:span></text:p>
      <text:p text:style-name="P38"><text:span text:style-name="无"><text:span text:style-name="T47">Sep </text:span></text:span><text:span text:style-name="无"><text:span text:style-name="T46">2007 – </text:span></text:span><text:span text:style-name="无"><text:span text:style-name="T47">Jul </text:span></text:span><text:span text:style-name="无"><text:span text:style-name="T46">2011</text:span></text:span></text:p>
      <text:p text:style-name="P38"><text:span text:style-name="无"><text:span text:style-name="T46"/></text:span></text:p>
      <text:p text:style-name="P41"><text:span text:style-name="无"><text:span text:style-name="T30">Bachelor </text:span></text:span><text:span text:style-name="无"><text:span text:style-name="T31">of</text:span></text:span><text:span text:style-name="无"><text:span text:style-name="T30"> Physics, </text:span></text:span><text:span text:style-name="无"><text:span text:style-name="T46">Tsinghua University</text:span></text:span></text:p>
      <text:p text:style-name="P41"><text:span text:style-name="无"><text:span text:style-name="T47">Sep </text:span></text:span><text:span text:style-name="无"><text:span text:style-name="T46">1999 – </text:span></text:span><text:span text:style-name="无"><text:span text:style-name="T47">Jul </text:span></text:span><text:span text:style-name="无"><text:span text:style-name="T46">2003</text:span></text:span></text:p>
      <text:p text:style-name="P4"><text:span text:style-name="无"><text:span text:style-name="T6"/></text:span></text:p>
      <text:p text:style-name="P16"><text:span text:style-name="无"><text:span text:style-name="T9">Work Experience</text:span></text:span></text:p>
      <text:p text:style-name="P10"><text:span text:style-name="无"><text:span text:style-name="T58"/></text:span></text:p>
      <text:p text:style-name="P35"><text:span text:style-name="无"><text:span text:style-name="T44">Data Scien</text:span></text:span><text:span text:style-name="无"><text:span text:style-name="T45">tist /</text:span></text:span><text:span text:style-name="无"><text:span text:style-name="T52"> </text:span></text:span><text:span text:style-name="无"><text:span text:style-name="T44">Merico DevInsight </text:span></text:span></text:p>
      <text:p text:style-name="P35"><text:span text:style-name="无"><text:span text:style-name="T39">Dec </text:span></text:span><text:span text:style-name="无"><text:span text:style-name="T49">20</text:span></text:span><text:span text:style-name="无"><text:span text:style-name="T38">21 – </text:span></text:span><text:span text:style-name="无"><text:span text:style-name="T39">Jun </text:span></text:span><text:span text:style-name="无"><text:span text:style-name="T40">2023</text:span></text:span></text:p>
      <text:p text:style-name="P35"><text:span text:style-name="无"><text:span text:style-name="T40"/></text:span></text:p>
      <text:list xml:id="list1129778756580" text:continue-list="list1347234510" text:style-name="WWNum3">
        <text:list-item>
          <text:p text:style-name="P26"><text:span text:style-name="无"><text:span text:style-name="T30">Designed and developed an efficient backend system for in-depth assessment and interpretation of development team efficiency, providing customized efficiency improvement plans using advanced data analysis techniques. </text:span></text:span></text:p>
        </text:list-item>
        <text:list-item>
          <text:p text:style-name="P20">Participated in an internal project based on ChatGPT, developing a Q&amp;A system to enhance team knowledge management and information retrieval capabilities <text:span text:style-name="T60">through prompt engineering and content embedding using langchain</text:span>. </text:p>
        </text:list-item>
        <text:list-item>
          <text:p text:style-name="P20">Built a customer data analysis platform from scratch, including data modeling and standardization of the metric system. </text:p>
        </text:list-item>
        <text:list-item>
          <text:p text:style-name="P26"><text:span text:style-name="T27">Regularly produced industry baseline reports, offering valuable market insights and decision support to clients. </text:span></text:p>
        </text:list-item>
      </text:list>
      <text:p text:style-name="P10"><text:span text:style-name="无"><text:span text:style-name="T58"/></text:span></text:p>
      <text:p text:style-name="P38"><text:span text:style-name="无"><text:span text:style-name="T35">Data Analysis Lead / BigoneLab </text:span></text:span></text:p>
      <text:p text:style-name="P38"><text:span text:style-name="无"><text:span text:style-name="T51">Apr </text:span></text:span><text:span text:style-name="无"><text:span text:style-name="T50">2018 –</text:span></text:span><text:span text:style-name="无"><text:span text:style-name="T41"> </text:span></text:span><text:span text:style-name="无"><text:span text:style-name="T42">Jul </text:span></text:span><text:span text:style-name="无"><text:span text:style-name="T41">2021</text:span></text:span></text:p>
      <text:p text:style-name="P38"><text:span text:style-name="无"><text:span text:style-name="T41"/></text:span></text:p>
      <text:list xml:id="list1129495484743" text:continue-numbering="true" text:style-name="WWNum3">
        <text:list-item>
          <text:p text:style-name="P27"><text:span text:style-name="无"><text:span text:style-name="T30">Independently created and maintained dozens of data analysis projects across </text:span></text:span><text:soft-page-break/><text:span text:style-name="无"><text:span text:style-name="T30">various fields such as e-commerce and short video platforms. </text:span></text:span></text:p>
        </text:list-item>
        <text:list-item>
          <text:p text:style-name="P21">Implemented automated ETL processes and dynamic graphical presentations, providing key data support for the company's core business. </text:p>
        </text:list-item>
        <text:list-item>
          <text:p text:style-name="P21">Optimized data infrastructure by performing storage optimization on Greenplum, introducing Hive and Apache MADlib systems, and implementing smooth data migration, significantly improving data processing efficiency and reducing costs. </text:p>
        </text:list-item>
        <text:list-item>
          <text:p text:style-name="P21">Effectively managed and continuously adjusted the configuration of the data analysis team to ensure efficient operation and successful project delivery. </text:p>
        </text:list-item>
      </text:list>
      <text:p text:style-name="P36"/>
      <text:p text:style-name="P38"><text:span text:style-name="无"><text:span text:style-name="T36">Backend Development Engineer (VP) </text:span></text:span><text:span text:style-name="无"><text:span text:style-name="T35">/ China Securities</text:span></text:span></text:p>
      <text:p text:style-name="P38"><text:span text:style-name="无"><text:span text:style-name="T56">J</text:span></text:span><text:span text:style-name="无"><text:span text:style-name="T42">ul </text:span></text:span><text:span text:style-name="无"><text:span text:style-name="T55">2016 – </text:span></text:span><text:span text:style-name="无"><text:span text:style-name="T56">Apr </text:span></text:span><text:span text:style-name="无"><text:span text:style-name="T55">2018</text:span></text:span></text:p>
      <text:p text:style-name="P38"><text:span text:style-name="无"><text:span text:style-name="T55"/></text:span></text:p>
      <text:list xml:id="list1130052035033" text:continue-numbering="true" text:style-name="WWNum3">
        <text:list-item>
          <text:p text:style-name="P28"><text:span text:style-name="无"><text:span text:style-name="T30">Developed a backend accounting system for securities brokerage business, enhancing the automation and accuracy of accounting processes, based on SQL Server and covering various financial product accounting procedures.</text:span></text:span></text:p>
        </text:list-item>
        <text:list-item>
          <text:p text:style-name="P22">Developed tools for customer asset statistics and profit and loss attribution analysis, providing clients with an in-depth perspective on asset allocation and risk management. </text:p>
        </text:list-item>
        <text:list-item>
          <text:p text:style-name="P22"><text:span text:style-name="T59">Main developer </text:span>of an anti-money laundering system, strengthening the company's technological capabilities in the field of financial security. </text:p>
        </text:list-item>
      </text:list>
      <text:p text:style-name="P36"/>
      <text:p text:style-name="P39"><text:span text:style-name="无"><text:span text:style-name="T48">Senior Consultant / Murex China </text:span></text:span></text:p>
      <text:p text:style-name="P39"><text:span text:style-name="无"><text:span text:style-name="T43">Jul </text:span></text:span><text:span text:style-name="无"><text:span text:style-name="T41"><text:s/></text:span></text:span><text:span text:style-name="无"><text:span text:style-name="T55">2011 – </text:span></text:span><text:span text:style-name="无"><text:span text:style-name="T57">Jul </text:span></text:span><text:span text:style-name="无"><text:span text:style-name="T55">2016</text:span></text:span></text:p>
      <text:p text:style-name="P39"><text:span text:style-name="无"><text:span text:style-name="T55"/></text:span></text:p>
      <text:list xml:id="list1129988505283" text:continue-numbering="true" text:style-name="WWNum3">
        <text:list-item>
          <text:p text:style-name="P29"><text:span text:style-name="无"><text:span text:style-name="T30">Provided comprehensive pre-sales, implementation, testing, and go-live support for the MX3 integrated capital market platform. </text:span></text:span></text:p>
        </text:list-item>
        <text:list-item>
          <text:p text:style-name="P23">Designed complete accounting methods for financial products based on the new IFRS9 accounting standards for client banks, and produced accounting rule design documents. </text:p>
        </text:list-item>
        <text:list-item>
          <text:p text:style-name="P29"><text:span text:style-name="T27">Supported the transaction clearing workflow, including trade confirmation, review, matching, and message generation. </text:span></text:p>
        </text:list-item>
      </text:list>
      <text:p text:style-name="P33"><text:span text:style-name="T27"/></text:p>
      <text:p text:style-name="P34"><text:span text:style-name="Strong_20_Emphasis"><text:span text:style-name="T27">Program Development Engineer / </text:span></text:span><text:span text:style-name="Strong_20_Emphasis"><text:span text:style-name="T28">Morrowsoft</text:span></text:span><text:span text:style-name="Strong_20_Emphasis"><text:span text:style-name="T27"> Co., Ltd.</text:span></text:span><text:span text:style-name="T27"> </text:span></text:p>
      <text:p text:style-name="P34"><text:span text:style-name="T27">Jul 2003 – Jun 2005</text:span></text:p>
      <text:list xml:id="list1128612900929" text:continue-numbering="true" text:style-name="WWNum3">
        <text:list-item>
          <text:p text:style-name="P30"><text:span text:style-name="T27">Developed efficient information management systems using Delphi and SQL Server.</text:span></text:p>
        </text:list-item>
        <text:list-item>
          <text:p text:style-name="P30"><text:span text:style-name="T27">Responsible for on-site product deployment and customer training, ensuring full utilization of system capabilities by clients. </text:span></text:p>
        </text:list-item>
      </text:list>
      <text:p text:style-name="P33"><text:span text:style-name="T27"/></text:p>
      <text:p text:style-name="P6"><text:span text:style-name="无"><text:span text:style-name="T7"/></text:span></text:p>
      <text:p text:style-name="P16"><text:span text:style-name="无"><text:span text:style-name="T9"/></text:span></text:p>
      <text:p text:style-name="P17"><text:span text:style-name="无"><text:span text:style-name="T9">Project Experience</text:span></text:span></text:p>
      <text:p text:style-name="P6"><text:span text:style-name="无"><text:span text:style-name="T7"/></text:span></text:p>
      <text:p text:style-name="P9"><text:span text:style-name="无"><text:span text:style-name="T35">Expert System for </text:span></text:span><text:span text:style-name="无"><text:span text:style-name="T37">Development Efficiency /</text:span></text:span><text:span text:style-name="无"><text:span text:style-name="T35"> Merico</text:span></text:span></text:p>
      <text:p text:style-name="P9"><text:span text:style-name="T30"/></text:p>
      <text:list xml:id="list1128561441010" text:continue-numbering="true" text:style-name="WWNum3">
        <text:list-item>
          <text:p text:style-name="P24"><text:span text:style-name="T21">Developed backend modules for an expert system, providing real-time software development efficiency improvement suggestions. </text:span></text:p>
        </text:list-item>
        <text:list-item>
          <text:p text:style-name="P24">Designed a complete set of RESTful APIs using the FastAPI framework, ensuring efficient communication and scalability. </text:p>
        </text:list-item>
        <text:list-item>
          <text:p text:style-name="P24">Performed complex data modeling using PostgreSQL with stored procedures to optimize data access efficiency. </text:p>
        </text:list-item>
        <text:list-item>
          <text:p text:style-name="P25">Integrated an advanced CLIPS rule-matching engine to provide decision support for the expert system. Combined statistical methods and Wolfram Language to mine key parameters, providing data support for <text:span text:style-name="T61">these</text:span> rules. </text:p>
        </text:list-item>
        <text:list-item>
          <text:p text:style-name="P24">Implemented real-time data analysis using the pandas and scipy libraries for rapid data processing and analysis. </text:p>
        </text:list-item>
        <text:list-item>
          <text:p text:style-name="P24">Developed customizable expert advice templates using jinja2 technology, allowing for flexible adjustment of advice content based on different client needs.</text:p>
        </text:list-item>
        <text:list-item>
          <text:p text:style-name="P31"><text:span text:style-name="T27">Built a comprehensive data warehouse solution for client development, including data collection, cleaning, and analysis. The data warehouse also serves real-time display of industry baseline charts, enhancing data visualization capabilities through the Metabase tool. </text:span></text:p>
        </text:list-item>
      </text:list>
      <text:p text:style-name="P36"/>
      <text:p text:style-name="P9"><text:span text:style-name="无"><text:span text:style-name="T35">E-commerce </text:span></text:span><text:span text:style-name="无"><text:span text:style-name="T37">Platform GMV Analysis System /</text:span></text:span><text:span text:style-name="无"><text:span text:style-name="T35"> BigoneLab</text:span></text:span></text:p>
      <text:p text:style-name="P9"><text:span text:style-name="无"><text:span text:style-name="T30"/></text:span></text:p>
      <text:list xml:id="list1130118674436" text:continue-numbering="true" text:style-name="WWNum3">
        <text:list-item>
          <text:p text:style-name="P31"><text:span text:style-name="无"><text:span text:style-name="T30">Designed and implemented a multi-brand and category GMV analysis system supporting multiple e-commerce platforms (JD.com, Tmall, Taobao, etc.). </text:span></text:span></text:p>
        </text:list-item>
        <text:list-item>
          <text:p text:style-name="P31"><text:span text:style-name="T27">Applied </text:span><text:span text:style-name="T29">Bayesian</text:span><text:span text:style-name="T27"> and machine learning techniques to solve key issues such as </text:span><text:span text:style-name="T29">product </text:span><text:span text:style-name="T27">brand and category aggregation, GMV estimation, and outlier detection, significantly improving the accuracy and efficiency of e-commerce data analysis.</text:span></text:p>
        </text:list-item>
        <text:list-item>
          <text:p text:style-name="P31"><text:span text:style-name="T27">Deeply optimized storage parameters and SQL queries for Greenplum and Hive, effectively reducing data processing costs while maintaining the ability to process over 10TB of data daily. </text:span></text:p>
        </text:list-item>
      </text:list>
      <text:p text:style-name="P36"/>
      <text:p text:style-name="P40"><text:span text:style-name="无"><text:span text:style-name="Strong_20_Emphasis"><text:span text:style-name="T35">Securities Brokerage Business Accounting System /</text:span></text:span></text:span><text:span text:style-name="无"><text:span text:style-name="T35"> China Securities</text:span></text:span></text:p>
      <text:p text:style-name="P40"><text:span text:style-name="无"><text:span text:style-name="T30"/></text:span></text:p>
      <text:list xml:id="list1129951657176" text:continue-numbering="true" text:style-name="WWNum3">
        <text:list-item>
          <text:p text:style-name="P32"><text:span text:style-name="无"><text:span text:style-name="T30">Developed a system using Python and SQL Server that generates daily accounting entries for various financial products such as stocks, bonds, ETFs, and precious metal derivatives, improving the level of automation in accounting processes. </text:span></text:span></text:p>
        </text:list-item>
        <text:list-item>
          <text:p text:style-name="P32"><text:span text:style-name="T27">Utilized accounting results as a data source to further develop risk reports and customer asset profit and loss analysis functions, providing in-depth business insights for management.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ingFang SC Regular" svg:font-family="'PingFang SC Regular'" style:font-family-generic="roman" style:font-pitch="variable"/>
    <style:font-face style:name="PingFang SC Regular1" svg:font-family="'PingFang SC Regula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Roman" svg:font-family="'Times Roman'" style:font-family-generic="roman"/>
    <style:font-face style:name="微软雅黑" svg:font-family="微软雅黑" style:font-family-generic="roman"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2917in"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0.5pt" fo:letter-spacing="normal" fo:language="en" fo:country="US" fo:font-style="normal" style:text-underline-style="none" fo:font-weight="normal" style:letter-kerning="true" fo:background-color="transparent" style:font-name-asian="Arial Unicode MS1" style:font-family-asian="'Arial Unicode MS'" style:font-family-generic-asian="system" style:font-pitch-asian="variable" style:font-size-asian="10.5pt" style:font-style-asian="normal" style:font-weight-asian="normal" style:font-name-complex="Arial Unicode MS1" style:font-family-complex="'Arial Unicode MS'" style:font-family-generic-complex="system" style:font-pitch-complex="variable" style:font-size-complex="10.5pt" style:font-style-complex="normal"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111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微软雅黑" fo:font-family="微软雅黑" style:font-family-generic="roman" style:font-pitch="variable" fo:font-size="9pt" fo:letter-spacing="normal" fo:language="en" fo:country="US" fo:font-style="normal" style:text-underline-style="none" fo:font-weight="normal" style:letter-kerning="false" fo:background-color="transparent" style:font-name-asian="微软雅黑1" style:font-family-asian="微软雅黑" style:font-family-generic-asian="system" style:font-pitch-asian="variable" style:font-size-asian="9pt" style:font-style-asian="normal" style:font-weight-asian="normal" style:font-name-complex="微软雅黑1" style:font-family-complex="微软雅黑" style:font-family-generic-complex="system" style:font-pitch-complex="variable" style:font-size-complex="9pt" style:font-style-complex="normal" style:font-weight-complex="normal"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background-color="transparent" fo:padding="0in" fo:border-left="none" fo:border-right="none" fo:border-top="none" fo:border-bottom="0.74pt solid #000000" style:shadow="none" fo:keep-with-next="auto" text:number-lines="true" text:line-number="0" style:writing-mode="lr-tb" style:join-border="false">
        <style:tab-stops>
          <style:tab-stop style:position="2.8839in" style:type="center"/>
          <style:tab-stop style:position="5.7681in" style:type="righ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9pt" fo:letter-spacing="normal" fo:language="en" fo:country="US" fo:font-style="normal" style:text-underline-style="none" fo:font-weight="normal" style:letter-kerning="true" fo:background-color="transparent" style:font-name-asian="Arial Unicode MS1" style:font-family-asian="'Arial Unicode MS'" style:font-family-generic-asian="system" style:font-pitch-asian="variable" style:font-size-asian="9pt" style:font-style-asian="normal" style:font-weight-asian="normal" style:font-name-complex="Arial Unicode MS1" style:font-family-complex="'Arial Unicode MS'" style:font-family-generic-complex="system" style:font-pitch-complex="variable" style:font-size-complex="9pt" style:font-style-complex="normal" style:font-weight-complex="normal" fo:hyphenate="true" fo:hyphenation-remain-char-count="2" fo:hyphenation-push-char-count="2" loext:hyphenation-no-caps="false"/>
    </style:style>
    <style:style style:name="页眉与页脚"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PingFang SC Regular" fo:font-family="'PingFang SC Regular'" style:font-family-generic="roman" style:font-pitch="variable" fo:font-size="12pt" fo:letter-spacing="normal" fo:font-style="normal" style:text-underline-style="none" fo:font-weight="normal" style:letter-kerning="false" fo:background-color="transparent" style:font-name-asian="PingFang SC Regular1" style:font-family-asian="'PingFang SC Regular'" style:font-family-generic-asian="system" style:font-pitch-asian="variable" style:font-size-asian="12pt" style:font-style-asian="normal" style:font-weight-asian="normal" style:font-name-complex="PingFang SC Regular1" style:font-family-complex="'PingFang SC Regular'"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默认"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微软雅黑" fo:font-family="微软雅黑" style:font-family-generic="roman" style:font-pitch="variable" fo:font-size="9pt" fo:letter-spacing="normal" fo:language="it" fo:country="IT" fo:font-style="normal" style:text-underline-style="none" fo:font-weight="normal" style:letter-kerning="false" fo:background-color="transparent" style:font-name-asian="微软雅黑1" style:font-family-asian="微软雅黑" style:font-family-generic-asian="system" style:font-pitch-asian="variable" style:font-size-asian="9pt" style:font-style-asian="normal" style:font-weight-asian="normal" style:font-name-complex="微软雅黑1" style:font-family-complex="微软雅黑" style:font-family-generic-complex="system" style:font-pitch-complex="variable" style:font-size-complex="9pt" style:font-style-complex="normal" style:font-weight-complex="normal" fo:hyphenate="true" fo:hyphenation-remain-char-count="2" fo:hyphenation-push-char-count="2" loext:hyphenation-no-caps="false"/>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无" style:family="text"/>
    <style:style style:name="Hyperlink.0" style:family="text" style:parent-style-name="无">
      <style:text-properties fo:color="#0000ff" loext:opacity="100%"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2" style:font-family-asian="Helvetica" style:font-family-generic-asian="system" style:font-pitch-asian="variable" style:font-style-asian="normal" style:font-weight-asian="normal" style:font-name-complex="Helvetica2" style:font-family-complex="Helvetica" style:font-family-generic-complex="system" style:font-pitch-complex="variable" style:font-style-complex="normal" style:font-weight-complex="normal"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项目符号">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5.0835in" fo:text-indent="-0.0984in" fo:margin-left="0.0984in"/>
        </style:list-level-properties>
        <style:text-properties fo:font-family="Helvetica"/>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5.0835in" fo:text-indent="-0.0984in" fo:margin-left="0.5154in"/>
        </style:list-level-properties>
        <style:text-properties fo:font-family="Helvetica"/>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5.0835in" fo:text-indent="-0.0984in" fo:margin-left="0.9319in"/>
        </style:list-level-properties>
        <style:text-properties fo:font-family="Helvetica"/>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35in" fo:text-indent="-0.0984in" fo:margin-left="1.3484in"/>
        </style:list-level-properties>
        <style:text-properties fo:font-family="Helvetica"/>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0835in" fo:text-indent="-0.0984in" fo:margin-left="1.7654in"/>
        </style:list-level-properties>
        <style:text-properties fo:font-family="Helvetica"/>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5.0835in" fo:text-indent="-0.0984in" fo:margin-left="2.1819in"/>
        </style:list-level-properties>
        <style:text-properties fo:font-family="Helvetica"/>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35in" fo:text-indent="-0.0984in" fo:margin-left="2.5984in"/>
        </style:list-level-properties>
        <style:text-properties fo:font-family="Helvetica"/>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0835in" fo:text-indent="-0.0984in" fo:margin-left="3.0154in"/>
        </style:list-level-properties>
        <style:text-properties fo:font-family="Helvetica"/>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5.0835in" fo:text-indent="-0.0984in" fo:margin-left="3.4319in"/>
        </style:list-level-properties>
        <style:text-properties fo:font-family="Helvetica"/>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5.0835in" fo:text-indent="-0.0984in" fo:margin-left="0.0984in"/>
        </style:list-level-properties>
        <style:text-properties fo:font-family="Helvetica"/>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5.0835in" fo:text-indent="-0.0984in" fo:margin-left="0.5154in"/>
        </style:list-level-properties>
        <style:text-properties fo:font-family="Helvetica"/>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5.0835in" fo:text-indent="-0.0984in" fo:margin-left="0.9319in"/>
        </style:list-level-properties>
        <style:text-properties fo:font-family="Helvetica"/>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35in" fo:text-indent="-0.0984in" fo:margin-left="1.3484in"/>
        </style:list-level-properties>
        <style:text-properties fo:font-family="Helvetica"/>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5.0835in" fo:text-indent="-0.0984in" fo:margin-left="1.7654in"/>
        </style:list-level-properties>
        <style:text-properties fo:font-family="Helvetica"/>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5.0835in" fo:text-indent="-0.0984in" fo:margin-left="2.1819in"/>
        </style:list-level-properties>
        <style:text-properties fo:font-family="Helvetica"/>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35in" fo:text-indent="-0.0984in" fo:margin-left="2.5984in"/>
        </style:list-level-properties>
        <style:text-properties fo:font-family="Helvetica"/>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0835in" fo:text-indent="-0.0984in" fo:margin-left="3.0154in"/>
        </style:list-level-properties>
        <style:text-properties fo:font-family="Helvetica"/>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5.0835in" fo:text-indent="-0.0984in" fo:margin-left="3.4319in"/>
        </style:list-level-properties>
        <style:text-properties fo:font-family="Helvetica"/>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5.4165in" fo:text-indent="-0.0984in" fo:margin-left="0.0984in"/>
        </style:list-level-properties>
        <style:text-properties fo:font-family="'Times Roman'"/>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5.4165in" fo:text-indent="-0.0984in" fo:margin-left="0.5154in"/>
        </style:list-level-properties>
        <style:text-properties fo:font-family="'Times Roman'"/>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5.4165in" fo:text-indent="-0.0984in" fo:margin-left="0.9319in"/>
        </style:list-level-properties>
        <style:text-properties fo:font-family="'Times Roman'"/>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4165in" fo:text-indent="-0.0984in" fo:margin-left="1.3484in"/>
        </style:list-level-properties>
        <style:text-properties fo:font-family="'Times Roman'"/>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4165in" fo:text-indent="-0.0984in" fo:margin-left="1.7654in"/>
        </style:list-level-properties>
        <style:text-properties fo:font-family="'Times Roman'"/>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5.4165in" fo:text-indent="-0.0984in" fo:margin-left="2.1819in"/>
        </style:list-level-properties>
        <style:text-properties fo:font-family="'Times Roman'"/>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4165in" fo:text-indent="-0.0984in" fo:margin-left="2.5984in"/>
        </style:list-level-properties>
        <style:text-properties fo:font-family="'Times Roman'"/>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4165in" fo:text-indent="-0.0984in" fo:margin-left="3.0154in"/>
        </style:list-level-properties>
        <style:text-properties fo:font-family="'Times Roman'"/>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5.4165in" fo:text-indent="-0.0984in" fo:margin-left="3.4319in"/>
        </style:list-level-properties>
        <style:text-properties fo:font-family="'Times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2.8839in" style:type="center"/>
          <style:tab-stop style:position="5.75in"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页眉与页脚">
      <style:paragraph-properties style:writing-mode="lr-tb"/>
    </style:style>
    <style:style style:name="MT1" style:family="text">
      <style:text-properties fo:font-variant="normal" fo:text-transform="none" fo:color="#ff0000" loext:opacity="100%" style:text-outline="false" style:text-line-through-style="none" style:text-line-through-type="none" style:text-position="0% 100%" style:font-name="Arial" fo:font-size="26pt" fo:letter-spacing="normal" fo:language="en" fo:country="US" fo:font-style="normal" style:text-underline-style="none" fo:font-weight="bold" officeooo:rsid="00084590" style:letter-kerning="true" fo:background-color="transparent" loext:char-shading-value="0" style:font-name-asian="Arial Unicode MS1" style:font-size-asian="26pt" style:font-style-asian="normal" style:font-weight-asian="bold" style:font-name-complex="Arial Unicode MS1" style:font-size-complex="26pt" style:font-style-complex="normal" style:font-weight-complex="bold"/>
    </style:style>
    <style:style style:name="MT2" style:family="text">
      <style:text-properties fo:font-variant="normal" fo:text-transform="none" fo:color="#ff0000" loext:opacity="100%" style:text-outline="false" style:text-line-through-style="none" style:text-line-through-type="none" style:text-position="0% 100%" style:font-name="Arial" fo:font-size="26pt" fo:letter-spacing="normal" fo:language="en" fo:country="US" fo:font-style="normal" style:text-underline-style="none" fo:font-weight="bold" officeooo:rsid="0003bbd0" style:letter-kerning="true" fo:background-color="transparent" loext:char-shading-value="0" style:font-name-asian="Arial Unicode MS1" style:font-size-asian="26pt" style:font-style-asian="normal" style:font-weight-asian="bold" style:font-name-complex="Arial Unicode MS1" style:font-size-complex="26pt" style:font-style-complex="normal" style:font-weight-complex="bold"/>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9in" fo:margin-bottom="0.689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header-footer-properties fo:min-height="0.311in" fo:margin-left="0in" fo:margin-right="0in" fo:margin-top="0.27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char" draw:z-index="2" draw:name="officeArt object" draw:style-name="Mgr1" draw:text-style-name="MP2" svg:x1="1.25in" svg:y1="10.8283in" svg:x2="7in" svg:y2="10.8287in"><svg:desc>Line 1</svg:desc><text:p/></draw:line><text:span text:style-name="MT1">张晨晖（</text:span><text:span text:style-name="MT2">Robert Zhang</text:span><text:span text:style-name="MT1">）</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7-23T00:11:28.097260766</dc:date>
    <meta:editing-duration>PT24M20S</meta:editing-duration>
    <meta:editing-cycles>10</meta:editing-cycles>
    <meta:generator>LibreOffice/7.3.7.2$Linux_X86_64 LibreOffice_project/30$Build-2</meta:generator>
    <meta:document-statistic meta:table-count="0" meta:image-count="0" meta:object-count="0" meta:page-count="3" meta:paragraph-count="60" meta:word-count="799" meta:character-count="5720" meta:non-whitespace-character-count="4985"/>
  </office:meta>
</office:document-meta>
</file>